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adornments="Pogrubiona" style:font-family-generic="swiss" style:font-pitch="fixed"/>
    <style:font-face style:name="Consolas1" svg:font-family="Consolas" style:font-adornments="Regularna"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SEO – Klucz do Sukcesu w Wyszukiwarce Google: Kompleksowy Przewodnik</text:span></text:p>
      <text:h text:style-name="Heading_20_1" text:outline-level="1"><text:span text:style-name="Strong_20_Emphasis">Wprowadzenie</text:span></text:h>
      <text:p text:style-name="Text_20_body">Optymalizacja dla wyszukiwarek internetowych (SEO) to dynamiczna i stale ewoluująca dziedzina, która odgrywa kluczową rolę w pozyskiwaniu klientów z wyszukiwarki Google. Zrozumienie i stosowanie zasad SEO ma bezpośredni wpływ na rozwój przedsiębiorstwa, zwiększenie widoczności marki oraz generowanie wartościowego ruchu na stronie internetowej. Konwersja na stronie internetowej może obejmować różnorodne działania, takie jak zakup produktu (e-commerce), zapisanie się do newslettera w celu budowania relacji z klientami, pobranie darmowego e-booka, który przyciąga uwagę i rozbudza zainteresowanie tematem, lub rejestrację użytkownika. Specjalista SEO jest osobą, która kompleksowo dba o obecność firmy, osoby fizycznej, instytucji lub organizacji w internecie, zapewniając jej optymalną widoczność i efektywność.</text:p>
      <text:h text:style-name="Heading_20_1" text:outline-level="1"><text:span text:style-name="Strong_20_Emphasis">Aktualność SEO</text:span></text:h>
      <text:p text:style-name="Text_20_body">Ważne jest, aby na bieżąco śledzić nowości i aktualizacje w marketingu internetowym, ponieważ mają one bezpośredni wpływ na pozycję strony w wynikach wyszukiwania. To, co kiedyś było aktualne, dziś może być przestarzałe. Przykładem jest błędne przekonanie, że duża ilość słów kluczowych na stronie automatycznie poprawia SEO. Nadmierna optymalizacja, polegająca na obsesyjnym umieszczaniu słów kluczowych (tzw. keyword stuffing), może być szkodliwa i prowadzić do nałożenia kar przez algorytmy Google. Ponadto, powielanie treści na stronie internetowej (duplicate content) negatywnie wpływa na jej pozycjonowanie, obniżając jej autorytet w oczach wyszukiwarek.</text:p>
      <text:h text:style-name="Heading_20_1" text:outline-level="1"><text:soft-page-break/><text:span text:style-name="Strong_20_Emphasis">Podstawy Pozycjonowania</text:span></text:h>
      <text:p text:style-name="Text_20_body">Podstawy pozycjonowania obejmują kompleksowy audyt SEO, będący szczegółową analizą strony pod kątem technicznym, zawartości oraz profilu linków. Audyt ma na celu identyfikację problemów, które mogą utrudniać osiągnięcie wysokich pozycji strony w wynikach organicznych. Pozycjonowanie to także strategiczny dobór słów kluczowych, zarówno poprzez wykorzystanie strategii długiego ogona (long-tail keywords), jak i skupienie się na krótszych, bardziej ogólnych frazach. Do efektywnego doboru słów kluczowych warto korzystać z narzędzi takich jak Ahrefs, Google Keyword Planner czy Senuto. Świat SEO, poprzez każde kliknięcie użytkownika, przybliża Cię do szczytu wyników wyszukiwania, o ile Twoje działania są zgodne z wytycznymi i algorytmami wyszukiwarek.</text:p>
      <text:h text:style-name="Heading_20_2" text:outline-level="2"><text:span text:style-name="Strong_20_Emphasis">Optymalizacja Techniczna (On-Page SEO)</text:span></text:h>
      <text:p text:style-name="Text_20_body">Optymalizacja techniczna, znana również jako On-Page SEO, obejmuje szereg działań mających na celu poprawę widoczności strony w wyszukiwarkach:</text:p>
      <text:list text:style-name="L1">
        <text:list-item>
          <text:p text:style-name="P1"><text:span text:style-name="Strong_20_Emphasis">Linkowanie wewnętrzne:</text:span> Tworzenie logicznej i spójnej sieci linków w obrębie strony, ułatwiającej nawigację zarówno użytkownikom, jak i robotom wyszukiwarek. </text:p>
        </text:list-item>
        <text:list-item>
          <text:p text:style-name="P1"><text:span text:style-name="Strong_20_Emphasis">Tworzenie meta tagów:</text:span> Optymalizacja tytułów (title tags) i opisów (meta descriptions) stron, które wyświetlane są w wynikach wyszukiwania, zachęcając użytkowników do kliknięcia. </text:p>
        </text:list-item>
        <text:list-item>
          <text:p text:style-name="P1"><text:span text:style-name="Strong_20_Emphasis">Zwiększenie responsywności:</text:span> Dostosowanie strony do wyświetlania na różnych urządzeniach, takich jak komputery, smartfony i tablety, zapewniając optymalne doświadczenie użytkownika. </text:p>
        </text:list-item>
        <text:list-item>
          <text:p text:style-name="P1"><text:span text:style-name="Strong_20_Emphasis">Implementacja danych strukturalnych (schema markup):</text:span> Uporządkowanie danych na stronie w sposób zrozumiały dla robotów Google, co ułatwia im zrozumienie zawartości i wyświetlanie bogatych wyników wyszukiwania (rich snippets). </text:p>
        </text:list-item>
        <text:list-item>
          <text:p text:style-name="P2"><text:span text:style-name="Strong_20_Emphasis">Optymalizacja szybkości ładowania strony:</text:span> zadbanie o szybkość ładowania strony internetowej ma ogromny wpływ na pozycję w wyszukiwarce. Szybkość ładowania strony ma wpływ na tak zwany wskaźnik odrzuceń. </text:p>
        </text:list-item>
      </text:list>
      <text:p text:style-name="Text_20_body"><text:soft-page-break/>Responsywność, czyli skalowalność strony internetowej, polega na dostosowaniu rozdzielczości ekranu do urządzenia, na którym jest wyświetlana, bez konieczności zmiany globalnych ustawień. Skalowalna strona internetowa charakteryzuje się wysoką wydajnością, w tym szybkim ładowaniem, co przekłada się na lepsze doświadczenie użytkownika i wyższe pozycje w wynikach wyszukiwania.</text:p>
      <text:h text:style-name="Heading_20_2" text:outline-level="2"><text:span text:style-name="Strong_20_Emphasis">Off-Page SEO</text:span></text:h>
      <text:p text:style-name="Text_20_body">Off-Page SEO koncentruje się na działaniach poza stroną internetową, mających na celu budowanie jej autorytetu i reputacji w sieci. Kluczowym elementem jest budowanie linków (link building), czyli pozyskiwanie linków prowadzących do strony z innych wartościowych witryn, takich jak blogi branżowe czy portale informacyjne. Należy unikać linków ze spamowych lub niskiej jakości źródeł, które mogą zaszkodzić reputacji strony. Trust Flow to wskaźnik, który ocenia jakość linku na podstawie analizy linków zwrotnych (backlinks). Pozyskanie wartościowych linków jest kluczowe dla skutecznej kampanii SEO, ponieważ świadczą one o reputacji i autorytecie witryny w danej dziedzinie. Proces ten jest często określany jako link building i wymaga strategicznego podejścia oraz długofalowych działań.</text:p>
      <text:h text:style-name="Heading_20_2" text:outline-level="2"><text:span text:style-name="Strong_20_Emphasis">Monitorowanie i Analiza</text:span></text:h>
      <text:p text:style-name="Text_20_body">Linki same w sobie nie wystarczą – ważne jest, aby prowadziły do wartościowej i użytecznej treści, która odpowiada na potrzeby użytkowników. Niezbędne jest ciągłe monitorowanie pozycji strony w wynikach wyszukiwania, analizowanie ruchu na stronie oraz śledzenie współczynnika konwersji. Do analizy można wykorzystać narzędzia takie jak Google Analytics i Search Console. Regularna aktualizacja treści jest kluczowa dla utrzymania zainteresowania użytkowników i poprawy pozycji w wyszukiwarkach.</text:p>
      <text:h text:style-name="Heading_20_1" text:outline-level="1"><text:soft-page-break/><text:span text:style-name="Strong_20_Emphasis">Rola Specjalisty SEO</text:span></text:h>
      <text:p text:style-name="Text_20_body">Specjalista SEO dba o widoczność i obecność firmy, osoby fizycznej, instytucji lub organizacji w internecie. Powinien posiadać umiejętność obsługi platform hostingowych WWW, takich jak WordPress, Joomla, Drupal, TYPO3, OpenCart i Ghost, oraz znać zasady działania wyszukiwarki Google.</text:p>
      <text:h text:style-name="Heading_20_2" text:outline-level="2"><text:span text:style-name="Strong_20_Emphasis">Systemy Zarządzania Treścią (CMS)</text:span></text:h>
      <text:list text:style-name="L2">
        <text:list-item>
          <text:p text:style-name="P3"><text:span text:style-name="Strong_20_Emphasis">WordPress:</text:span> Darmowy system open-source, idealny do tworzenia blogów, stron firmowych, portali informacyjnych oraz sklepów e-commerce. Jest to najpopularniejszy CMS na świecie, oferujący szeroki wybór wtyczek i motywów. </text:p>
        </text:list-item>
        <text:list-item>
          <text:p text:style-name="P3"><text:span text:style-name="Strong_20_Emphasis">Joomla:</text:span> Bardziej elastyczna opcja, oferująca zaawansowane możliwości tworzenia stron wielojęzycznych, szczególnie przydatna dla stron korporacyjnych i portali społecznościowych. Joomla posiada rozbudowaną społeczność wsparcia i oferuje wiele rozszerzeń. </text:p>
        </text:list-item>
        <text:list-item>
          <text:p text:style-name="P3"><text:span text:style-name="Strong_20_Emphasis">Drupal:</text:span> Zaawansowany CMS przeznaczony dla dużych portali, wymagający umiejętności technicznych, idealny dla stron wymagających dużej skalowalności i zaawansowanych funkcji. Drupal jest oprogramowaniem open source do zarządzania treścią, oferującym dużą elastyczność i bezpieczeństwo. </text:p>
        </text:list-item>
        <text:list-item>
          <text:p text:style-name="P3"><text:span text:style-name="Strong_20_Emphasis">TYPO3:</text:span> Stabilny i skalowalny CMS, trudny w konfiguracji, wymagający doświadczenia, przydatny do tworzenia korporacyjnych serwisów i stron urzędowych. TYPO3 jest często uważany za Content Management Framework, czyli platformę programistyczną, będącą rozszerzeniem CMS, oferującym zaawansowane funkcje i możliwości dostosowania. </text:p>
        </text:list-item>
        <text:list-item>
          <text:p text:style-name="P3"><text:span text:style-name="Strong_20_Emphasis">OpenCart:</text:span> Oprogramowanie przeznaczone do tworzenia sklepów internetowych, umożliwiające łatwe zarządzanie produktami, klientami i zamówieniami. OpenCart współpracuje z Amazonem, oferując integrację z popularnymi platformami e-commerce. </text:p>
        </text:list-item>
        <text:list-item>
          <text:p text:style-name="P4"><text:span text:style-name="Strong_20_Emphasis">Ghost:</text:span> Platforma dla niezależnych wydawców, oferująca narzędzia do prowadzenia biznesu medialnego, zbierania subskrybentów i publikowania treści premium. Ghost nie jest <text:soft-page-break/>darmowy, ale jest oprogramowaniem open source, skupiającym się na szybkości i prostocie użytkowania. </text:p>
        </text:list-item>
      </text:list>
      <text:h text:style-name="Heading_20_1" text:outline-level="1"><text:span text:style-name="Strong_20_Emphasis">Zasady Wyszukiwarki Google</text:span></text:h>
      <text:p text:style-name="Text_20_body">Specjalista SEO powinien rozumieć podstawowe zasady działania wyszukiwarki Google, takie jak indeksowanie stron, algorytmy wyszukiwania oraz aktualizacje wprowadzane przez Google. Wyświetlanie strony w wynikach wyszukiwania jest bezpłatne, pod warunkiem, że strona zawiera odpowiednie i możliwe do zaindeksowania treści, spełniając minimalne wymogi techniczne.</text:p>
      <text:h text:style-name="Heading_20_1" text:outline-level="1"><text:span text:style-name="Strong_20_Emphasis">Indeksowanie Stron</text:span></text:h>
      <text:p text:style-name="Text_20_body">Indeksowanie obejmuje wyłącznie strony dostępne publicznie, które nie blokują robotom Google możliwości skanowania. Strony wymagające logowania nie będą indeksowane. Plik <text:span text:style-name="Source_20_Text">robots.txt</text:span> służy do informowania robotów Google o adresach URL, do których mogą uzyskać dostęp. Strony zablokowane w pliku <text:span text:style-name="Source_20_Text">robots.txt</text:span> nie powinny pojawiać się w wynikach wyszukiwania. Strona wyświetli się w wynikach wyszukiwania, jeśli zawiera odpowiednie treści, które są możliwe do zaindeksowania. Ważny jest kod stanu HTTP (200 OK), który potwierdza, że żądanie zostało pomyślnie przetworzone na serwerze. Strona nie może zawierać instrukcji blokujących boty Google.</text:p>
      <text:h text:style-name="Heading_20_1" text:outline-level="1"><text:span text:style-name="Strong_20_Emphasis">Aktualizacje Algorytmu Google</text:span></text:h>
      <text:p text:style-name="Text_20_body">Google regularnie aktualizuje swój algorytm, wprowadzając m.in. aktualizacje związane z walką ze spamem. Celem tych aktualizacji jest prezentowanie użytkownikom trafnych i wiarygodnych witryn internetowych. Wyszukiwarka Google podlega ciągłym modyfikacjom – szacuje się, że w 2022 roku wprowadzono aż 4725 zmian. Google nieustannie aktualizuje swoje systemy, aby nadążać za dynamicznie zmieniającym się światem internetu. W 2024 roku potwierdzono siedem aktualizacji dotyczących spamu. Aktualizacja rdzenia Google z marca 2024 roku była największą w historii i dotyczyła zarówno algorytmu podstawowego, jak i walki ze spamem. Aktualizacje <text:soft-page-break/>wprowadzone w 2024 roku przyczyniły się do zmniejszenia ilości niepożądanych treści w wynikach wyszukiwania o 45%. Dlatego tak ważne jest, aby na bieżąco śledzić oficjalne komunikaty firmy Google.</text:p>
      <text:h text:style-name="Heading_20_1" text:outline-level="1"><text:span text:style-name="Strong_20_Emphasis">Google Search Console</text:span></text:h>
      <text:p text:style-name="Text_20_body">Narzędzie Google Search Console jest nieocenione w przypadku zaobserwowania spadku pozycji w wynikach wyszukiwania. W takiej sytuacji należy sprawdzić, czy aktualizacja algorytmu została w pełni wdrożona i porównać odpowiednie daty. W przypadku znacznych spadków pozycji konieczna jest dokładna analiza przyczyn. W Google istnieją różne typy wyszukiwania, takie jak standardowa wyszukiwarka, Grafika Google, tryb Wideo oraz karta Wiadomości. Przy niewielkich spadkach (np. z pozycji drugiej na czwartą) nie zaleca się natychmiastowej zmiany treści na stronie. Przy znacznych spadkach (o kilkanaście pozycji) należy przeprowadzić szczegółową analizę, wykorzystując dane z Google Analytics i Search Console.</text:p>
      <text:h text:style-name="Heading_20_1" text:outline-level="1"><text:span text:style-name="Strong_20_Emphasis">Czynniki Wpływające na Spadek Pozycji</text:span></text:h>
      <text:p text:style-name="Text_20_body">Na spadek pozycji wpływają przede wszystkim użyteczność, rzetelność i ukierunkowanie treści na potrzeby użytkowników. Strony, które oferują bardziej pomocne i wartościowe informacje dla użytkowników, mają większą szansę na osiągnięcie wyższych pozycji w wynikach wyszukiwania. Do innych czynników należą:</text:p>
      <text:list text:style-name="L3">
        <text:list-item>
          <text:p text:style-name="P5"><text:span text:style-name="Strong_20_Emphasis">Brak optymalizacji mobilnej</text:span>: Strony niedostosowane do urządzeń mobilnych tracą na pozycjach. </text:p>
        </text:list-item>
        <text:list-item>
          <text:p text:style-name="P5"><text:span text:style-name="Strong_20_Emphasis">Wolne ładowanie strony</text:span>: Użytkownicy oczekują szybkich odpowiedzi, a Google premiuje szybkie strony. </text:p>
        </text:list-item>
        <text:list-item>
          <text:p text:style-name="P5"><text:span text:style-name="Strong_20_Emphasis">Problemy techniczne</text:span>: Błędy 404, przekierowania, problemy z indeksowaniem. </text:p>
        </text:list-item>
        <text:list-item>
          <text:p text:style-name="P5"><text:span text:style-name="Strong_20_Emphasis">Linki niskiej jakości</text:span>: Spamowe linki mogą zaszkodzić reputacji strony. </text:p>
        </text:list-item>
        <text:list-item>
          <text:p text:style-name="P6"><text:span text:style-name="Strong_20_Emphasis">Brak aktualizacji treści</text:span>: Przestarzałe informacje obniżają wartość strony. </text:p>
        </text:list-item>
      </text:list>
      <text:h text:style-name="Heading_20_1" text:outline-level="1"><text:soft-page-break/><text:span text:style-name="Strong_20_Emphasis">Konwersja</text:span></text:h>
      <text:p text:style-name="Text_20_body">Konwersja na stronie internetowej może obejmować różne działania, takie jak zakup produktu w sklepie e-commerce, zapisanie się do newslettera, pobranie darmowego e-booka lub rejestracja użytkownika. Rejestracja na stronie zwiększa zaangażowanie użytkowników i może prowadzić do zwiększenia liczby odwiedzin oraz budowania lojalności klientów.</text:p>
      <text:h text:style-name="Heading_20_1" text:outline-level="1"><text:span text:style-name="Strong_20_Emphasis">Słowa Kluczowe</text:span></text:h>
      <text:p text:style-name="Text_20_body">Do efektywnego doboru słów kluczowych warto korzystać z narzędzi takich jak Ahrefs, Google Keyword Planner i Senuto. Pozycjonowanie to także strategiczny dobór słów kluczowych, zarówno poprzez wykorzystanie strategii długiego ogona, jak i skupienie się na krótszych, bardziej ogólnych frazach. Analiza słów kluczowych pozwala zrozumieć intencje użytkowników i dostosować treści do ich potrzeb.</text:p>
      <text:h text:style-name="Heading_20_1" text:outline-level="1"><text:span text:style-name="Strong_20_Emphasis">Link Building</text:span></text:h>
      <text:p text:style-name="Text_20_body">Off-Page SEO obejmuje budowanie linków, czyli pozyskiwanie linków prowadzących do strony z innych witryn. Linki te mogą pochodzić z blogów branżowych lub portali informacyjnych. Należy unikać linków ze spamowych lub niskiej jakości źródeł. Trust Flow to wskaźnik, który ocenia jakość linku na podstawie analizy linków zwrotnych (backlinks). Pozyskanie wartościowych linków jest kluczowe dla skutecznej kampanii SEO, ponieważ świadczą one o reputacji witryny. Proces ten jest określany jako link building i powinien być przeprowadzany w sposób etyczny i zgodny z wytycznymi Google.</text:p>
      <text:h text:style-name="Heading_20_1" text:outline-level="1"><text:span text:style-name="Strong_20_Emphasis">Meta Tagi</text:span></text:h>
      <text:p text:style-name="Text_20_body">Istotna jest optymalizacja techniczna, obejmująca linkowanie wewnętrzne i tworzenie meta tagów. Meta tagi, takie jak tytuły i opisy stron, wpływają na to, jak strona wyświetla się w wynikach wyszukiwania i zachęcają użytkowników do kliknięcia.</text:p>
      <text:h text:style-name="Heading_20_1" text:outline-level="1"><text:soft-page-break/><text:span text:style-name="Strong_20_Emphasis">Podsumowanie</text:span></text:h>
      <text:p text:style-name="Text_20_body">SEO jest procesem ciągłym, wymagającym regularnego monitorowania, analizy i dostosowywania się do zmieniających się algorytmów Google. Zrozumienie i stosowanie zasad SEO jest kluczowe dla osiągnięcia sukcesu w Internecie. Specjalista SEO powinien posiadać umiejętność obsługi platform hostingowych WWW oraz narzędzi analitycznych, a także być na bieżąco z najnowszymi trendami i aktualizacjami w dziedzinie SEO.</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adornments="Pogrubiona" style:font-family-generic="swiss" style:font-pitch="fixed"/>
    <style:font-face style:name="Consolas1" svg:font-family="Consolas" style:font-adornments="Regularna"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text-indent="0cm" style:auto-text-indent="true"/>
      <style:text-properties style:font-name="Consolas1" fo:font-family="Consolas" style:font-style-name="Regularna" style:font-family-generic="swiss" style:font-pitch="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onsolas" fo:font-family="Consolas" style:font-style-name="Pogrubiona" style:font-family-generic="swiss" style:font-pitch="fixed"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nsolas" fo:font-family="Consolas" style:font-style-name="Pogrubiona" style:font-family-generic="swiss" style:font-pitch="fixed"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onsolas" fo:font-family="Consolas" style:font-style-name="Pogrubiona" style:font-family-generic="swiss" style:font-pitch="fixed"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3fb70"/>
    </style:style>
    <style:style style:name="MT2" style:family="text">
      <style:text-properties officeooo:rsid="0004eef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omyślny styl strony7"/><text:page-number text:select-page="current">8</text:page-number><text:bookmark-end text:name="PageNumWizard_FOOTER_Domyślny styl strony7"/><text:s/>- <text:span text:style-name="MT1">MIT License / </text:span><text:span text:style-name="MT2">Mateusz Mati Sarnowski</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3:39:47.071867045</meta:creation-date>
    <dc:date>2025-02-27T13:46:36.409729682</dc:date>
    <meta:editing-duration>PT6M49S</meta:editing-duration>
    <meta:editing-cycles>3</meta:editing-cycles>
    <meta:generator>LibreOffice/24.8.5.2$Linux_X86_64 LibreOffice_project/480$Build-2</meta:generator>
    <meta:document-statistic meta:table-count="0" meta:image-count="0" meta:object-count="0" meta:page-count="8" meta:paragraph-count="54" meta:word-count="1604" meta:character-count="12563" meta:non-whitespace-character-count="11010"/>
  </office:meta>
</office:document-meta>
</file>